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1" svg:font-family="'Open Sans', 'Helvetica Neue', Helvetica, Arial, sans-serif"/>
    <style:font-face style:name="Open Sans" svg:font-family="'Open Sans', Oswald-Regular"/>
    <style:font-face style:name="Oswald-Bold" svg:font-family="Oswald-Bold"/>
    <style:font-face style:name="Oswald-Regular" svg:font-family="Oswald-Regular"/>
    <style:font-face style:name="Oswald-SemiBold" svg:font-family="Oswald-SemiBol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2.3681in"/>
    </style:style>
    <style:style style:name="Table1.B" style:family="table-column">
      <style:table-column-properties style:column-width="4.325in"/>
    </style:style>
    <style:style style:name="Table1.A1" style:family="table-cell">
      <style:table-cell-properties style:vertical-align="middle" fo:padding-left="0in" fo:padding-right="0in" fo:padding-top="0in" fo:padding-bottom="0.1146in" fo:border-left="none" fo:border-right="none" fo:border-top="none" fo:border-bottom="0.05pt solid #d1d1d1"/>
    </style:style>
    <style:style style:name="Table1.A2" style:family="table-cell">
      <style:table-cell-properties style:vertical-align="middle" fo:padding="0in" fo:border="none"/>
    </style:style>
    <style:style style:name="Table1.A3" style:family="table-cell">
      <style:table-cell-properties style:vertical-align="middle" fo:background-color="#f7f7f7" fo:padding="0in" fo:border="none">
        <style:background-image/>
      </style:table-cell-properties>
    </style:style>
    <style:style style:name="P1" style:family="paragraph" style:parent-style-name="Standard">
      <style:text-properties officeooo:rsid="001b73a4" officeooo:paragraph-rsid="001dea3f"/>
    </style:style>
    <style:style style:name="P2" style:family="paragraph" style:parent-style-name="Text_20_body">
      <style:paragraph-properties fo:margin-left="0in" fo:margin-right="0in" fo:margin-top="0in" fo:margin-bottom="0.0972in" loext:contextual-spacing="false" fo:orphans="2" fo:widows="2" fo:text-indent="0in" style:auto-text-indent="false"/>
    </style:style>
    <style:style style:name="P3"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Open Sans" fo:font-size="12pt" fo:letter-spacing="normal" fo:font-style="normal" fo:font-weight="normal"/>
    </style:style>
    <style:style style:name="P4"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Open Sans" fo:font-size="12.75pt" fo:letter-spacing="normal" fo:font-style="normal" fo:font-weight="normal"/>
    </style:style>
    <style:style style:name="P5"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Open Sans" fo:font-size="12.75pt" fo:letter-spacing="normal" fo:font-style="normal" fo:font-weight="normal" officeooo:paragraph-rsid="001dea3f"/>
    </style:style>
    <style:style style:name="P6"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Oswald-Regular" fo:font-size="12.75pt" fo:letter-spacing="normal" fo:font-style="normal" fo:font-weight="normal" loext:padding="0in" loext:border="none"/>
    </style:style>
    <style:style style:name="P7"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fo:letter-spacing="normal" loext:padding-left="0in" loext:padding-right="0in" loext:padding-top="0in" loext:padding-bottom="0.2083in" loext:border-left="none" loext:border-right="none" loext:border-top="none" loext:border-bottom="0.06pt solid #999999"/>
    </style:style>
    <style:style style:name="P8"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Oswald-Bold" fo:font-size="30pt" fo:letter-spacing="normal" fo:font-style="normal" fo:font-weight="normal"/>
    </style:style>
    <style:style style:name="P9" style:family="paragraph" style:parent-style-name="Text_20_body">
      <style:paragraph-properties fo:margin-left="0in" fo:margin-right="0in" fo:margin-top="0in" fo:margin-bottom="0.0972in" loext:contextual-spacing="false" fo:orphans="2" fo:widows="2" fo:text-indent="0in" style:auto-text-indent="false"/>
      <style:text-properties fo:color="#000000"/>
    </style:style>
    <style:style style:name="P10" style:family="paragraph" style:parent-style-name="Text_20_body">
      <style:paragraph-properties fo:margin-left="0in" fo:margin-right="0in" fo:margin-top="0in" fo:margin-bottom="0.0972in" loext:contextual-spacing="false" fo:orphans="2" fo:widows="2" fo:text-indent="0in" style:auto-text-indent="false" fo:padding="0in" fo:border="none"/>
      <style:text-properties fo:color="#1c1c1c"/>
    </style:style>
    <style:style style:name="P11" style:family="paragraph" style:parent-style-name="Heading_20_1">
      <style:paragraph-properties fo:margin-left="0in" fo:margin-right="0in" fo:margin-top="0in" fo:margin-bottom="0.0972in" loext:contextual-spacing="false" fo:line-height="110%" fo:orphans="2" fo:widows="2" fo:text-indent="0in" style:auto-text-indent="false"/>
      <style:text-properties fo:font-variant="normal" fo:text-transform="none" fo:color="#000000" style:font-name="Open Sans" fo:font-size="10.5pt" fo:letter-spacing="normal" fo:font-style="normal" fo:font-weight="normal"/>
    </style:style>
    <style:style style:name="P12" style:family="paragraph" style:parent-style-name="Text_20_body">
      <loext:graphic-properties draw:fill="solid" draw:fill-color="#f5f5f5" draw:opacity="100%"/>
      <style:paragraph-properties fo:margin-left="0in" fo:margin-right="0in" fo:margin-top="0in" fo:margin-bottom="0.3646in" loext:contextual-spacing="false" fo:line-height="110%" fo:orphans="2" fo:widows="2" fo:text-indent="0in" style:auto-text-indent="false" fo:background-color="#f5f5f5" fo:padding="0in" fo:border="none"/>
      <style:text-properties fo:font-variant="normal" fo:text-transform="none" fo:color="#000000" style:font-name="Open Sans1" fo:font-size="10.5pt" fo:letter-spacing="normal" fo:font-style="normal" fo:font-weight="normal" loext:padding="0in" loext:border="none"/>
    </style:style>
    <style:style style:name="P13"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000000" style:font-name="Open Sans" fo:font-size="10.5pt" fo:letter-spacing="normal" fo:font-style="normal" fo:font-weight="normal" loext:padding="0in" loext:border="none"/>
    </style:style>
    <style:style style:name="P14" style:family="paragraph" style:parent-style-name="Heading_20_2">
      <style:paragraph-properties fo:margin-left="0in" fo:margin-right="0in" fo:line-height="110%" fo:orphans="2" fo:widows="2" fo:text-indent="0in" style:auto-text-indent="false"/>
      <style:text-properties fo:font-variant="normal" fo:text-transform="none" fo:color="#000000" style:font-name="Open Sans" fo:letter-spacing="normal" fo:font-style="normal" fo:font-weight="normal"/>
    </style:style>
    <style:style style:name="P15" style:family="paragraph" style:parent-style-name="Text_20_body">
      <style:text-properties fo:color="#000000" officeooo:rsid="001b73a4" officeooo:paragraph-rsid="001b73a4"/>
    </style:style>
    <style:style style:name="P16" style:family="paragraph" style:parent-style-name="Text_20_body">
      <style:text-properties fo:font-variant="normal" fo:text-transform="none" fo:color="#000000" style:font-name="Open Sans" fo:font-size="10.5pt" fo:letter-spacing="normal" fo:font-style="normal" fo:font-weight="normal" officeooo:rsid="001b73a4" officeooo:paragraph-rsid="001b73a4"/>
    </style:style>
    <style:style style:name="P17" style:family="paragraph" style:parent-style-name="Text_20_body">
      <style:text-properties fo:font-variant="normal" fo:text-transform="none" fo:color="#000000" style:font-name="Open Sans" fo:font-size="10.5pt" fo:letter-spacing="normal" fo:font-style="normal" fo:font-weight="normal" officeooo:rsid="001b73a4" officeooo:paragraph-rsid="001dea3f"/>
    </style:style>
    <style:style style:name="P18" style:family="paragraph" style:parent-style-name="Text_20_body">
      <style:paragraph-properties fo:margin-top="0in" fo:margin-bottom="0.0972in" loext:contextual-spacing="false"/>
    </style:style>
    <style:style style:name="P19" style:family="paragraph" style:parent-style-name="Text_20_body">
      <style:paragraph-properties fo:margin-top="0in" fo:margin-bottom="0.0972in" loext:contextual-spacing="false" fo:orphans="2" fo:widows="2"/>
      <style:text-properties fo:font-variant="normal" fo:text-transform="none" fo:color="#000000" style:font-name="Open Sans" fo:font-size="12pt" fo:letter-spacing="normal" fo:font-style="normal" fo:font-weight="normal" loext:padding="0in" loext:border="none"/>
    </style:style>
    <style:style style:name="P20" style:family="paragraph" style:parent-style-name="Text_20_body">
      <style:paragraph-properties fo:margin-top="0in" fo:margin-bottom="0.0972in" loext:contextual-spacing="false"/>
      <style:text-properties fo:color="#000000" fo:font-size="12pt" fo:letter-spacing="normal" loext:padding="0in" loext:border="none"/>
    </style:style>
    <style:style style:name="P21" style:family="paragraph" style:parent-style-name="Text_20_body">
      <style:paragraph-properties fo:margin-top="0in" fo:margin-bottom="0.0972in" loext:contextual-spacing="false" fo:padding="0in" fo:border="none"/>
    </style:style>
    <style:style style:name="P22" style:family="paragraph" style:parent-style-name="Heading_20_1">
      <style:paragraph-properties fo:margin-top="0in" fo:margin-bottom="0.0972in" loext:contextual-spacing="false" fo:line-height="110%"/>
      <style:text-properties fo:color="#000000" fo:font-weight="normal" loext:padding="0in" loext:border="none"/>
    </style:style>
    <style:style style:name="P23" style:family="paragraph" style:parent-style-name="Text_20_body">
      <style:paragraph-properties fo:margin-top="0in" fo:margin-bottom="0in" loext:contextual-spacing="false" fo:orphans="2" fo:widows="2"/>
    </style:style>
    <style:style style:name="P24" style:family="paragraph" style:parent-style-name="Text_20_body">
      <style:paragraph-properties fo:margin-left="0.3126in" fo:margin-right="0.3126in" fo:margin-top="0in" fo:margin-bottom="0.0972in" loext:contextual-spacing="false" fo:text-indent="0in" style:auto-text-indent="false"/>
    </style:style>
    <style:style style:name="P25" style:family="paragraph" style:parent-style-name="Text_20_body">
      <style:paragraph-properties fo:margin-left="0.3126in" fo:margin-right="0.3126in" fo:margin-top="0in" fo:margin-bottom="0.0972in" loext:contextual-spacing="false" fo:text-indent="0in" style:auto-text-indent="false"/>
      <style:text-properties fo:color="#000000" fo:font-size="12pt" fo:letter-spacing="normal" loext:padding="0in" loext:border="none"/>
    </style:style>
    <style:style style:name="P26" style:family="paragraph" style:parent-style-name="Text_20_body">
      <style:paragraph-properties fo:margin-left="0.3126in" fo:margin-right="0.3126in" fo:margin-top="0in" fo:margin-bottom="0.0972in" loext:contextual-spacing="false" fo:text-indent="0in" style:auto-text-indent="false"/>
      <style:text-properties fo:color="#000000" style:font-name="Oswald-Regular" fo:font-size="13.5pt" loext:padding="0in" loext:border="none"/>
    </style:style>
    <style:style style:name="P27" style:family="paragraph" style:parent-style-name="Text_20_body">
      <style:paragraph-properties fo:margin-left="0.3126in" fo:margin-right="0.3126in" fo:margin-top="0in" fo:margin-bottom="0.0972in" loext:contextual-spacing="false" fo:text-indent="0in" style:auto-text-indent="false" fo:padding="0in" fo:border="none"/>
      <style:text-properties fo:color="#000000" style:font-name="Oswald-Regular" fo:font-size="12pt" fo:letter-spacing="normal" loext:padding="0in" loext:border="none"/>
    </style:style>
    <style:style style:name="P28" style:family="paragraph" style:parent-style-name="Heading_20_1">
      <style:paragraph-properties fo:margin-left="0.3126in" fo:margin-right="0.3126in" fo:margin-top="0in" fo:margin-bottom="0.0972in" loext:contextual-spacing="false" fo:line-height="110%" fo:text-indent="0in" style:auto-text-indent="false"/>
      <style:text-properties fo:color="#000000" fo:font-weight="normal" loext:padding="0in" loext:border="none"/>
    </style:style>
    <style:style style:name="P29" style:family="paragraph" style:parent-style-name="Text_20_body">
      <style:paragraph-properties fo:margin-left="0in" fo:margin-right="0.052in" fo:margin-top="0in" fo:margin-bottom="0in" loext:contextual-spacing="false" fo:orphans="2" fo:widows="2" fo:text-indent="0in" style:auto-text-indent="false"/>
      <style:text-properties fo:font-variant="normal" fo:text-transform="none" fo:color="#000000" style:font-name="Open Sans" fo:font-size="10.5pt" fo:letter-spacing="normal" fo:font-style="normal" fo:font-weight="normal" loext:padding="0in" loext:border="none"/>
    </style:style>
    <style:style style:name="P30" style:family="paragraph" style:parent-style-name="Table_20_Heading">
      <style:paragraph-properties fo:text-align="start" style:justify-single-word="false"/>
      <style:text-properties fo:color="#000000" fo:font-weight="normal"/>
    </style:style>
    <style:style style:name="P31" style:family="paragraph" style:parent-style-name="Table_20_Contents">
      <style:text-properties fo:color="#000000" fo:font-weight="bold"/>
    </style:style>
    <style:style style:name="P32" style:family="paragraph" style:parent-style-name="Heading_20_2">
      <style:text-properties fo:font-variant="normal" fo:text-transform="none" fo:color="#000000" style:font-name="Open Sans" fo:font-size="10.5pt" fo:letter-spacing="normal" fo:font-style="normal" fo:font-weight="normal" officeooo:rsid="001b73a4" officeooo:paragraph-rsid="001b73a4"/>
    </style:style>
    <style:style style:name="P33" style:family="paragraph" style:parent-style-name="Text_20_body">
      <style:text-properties fo:color="#000000" fo:font-weight="bold" officeooo:rsid="001b73a4" officeooo:paragraph-rsid="001b73a4" style:font-weight-asian="bold" style:font-weight-complex="bold"/>
    </style:style>
    <style:style style:name="P34" style:family="paragraph" style:parent-style-name="Text_20_body">
      <style:text-properties fo:font-variant="normal" fo:text-transform="none" fo:color="#000000" style:font-name="Open Sans" fo:font-size="12pt" fo:letter-spacing="normal" fo:font-style="normal" fo:font-weight="bold" officeooo:rsid="001b73a4" officeooo:paragraph-rsid="001b73a4" style:font-size-asian="10.5pt" style:font-weight-asian="bold" style:font-size-complex="12pt" style:font-weight-complex="bold"/>
    </style:style>
    <style:style style:name="P35" style:family="paragraph" style:parent-style-name="Text_20_body">
      <style:text-properties fo:font-variant="normal" fo:text-transform="none" fo:color="#ff0000" style:font-name="Open Sans" fo:font-size="10.5pt" fo:letter-spacing="normal" fo:font-style="normal" fo:font-weight="normal" officeooo:rsid="001b73a4" officeooo:paragraph-rsid="001b73a4"/>
    </style:style>
    <style:style style:name="P36" style:family="paragraph" style:parent-style-name="Text_20_body" style:list-style-name="L1">
      <style:paragraph-properties fo:margin-top="0in" fo:margin-bottom="0.1563in" loext:contextual-spacing="false" fo:orphans="2" fo:widows="2"/>
      <style:text-properties fo:font-variant="normal" fo:text-transform="none" fo:color="#000000" style:font-name="Open Sans" fo:font-size="12pt" fo:letter-spacing="normal" fo:font-style="normal" fo:font-weight="normal"/>
    </style:style>
    <style:style style:name="P37" style:family="paragraph" style:parent-style-name="Text_20_body" style:list-style-name="L2">
      <style:paragraph-properties fo:margin-top="0in" fo:margin-bottom="0.1563in" loext:contextual-spacing="false" fo:orphans="2" fo:widows="2"/>
      <style:text-properties fo:font-variant="normal" fo:text-transform="none" fo:color="#000000" style:font-name="Open Sans" fo:font-size="12pt" fo:letter-spacing="normal" fo:font-style="normal" fo:font-weight="normal"/>
    </style:style>
    <style:style style:name="P38" style:family="paragraph" style:parent-style-name="Text_20_body" style:list-style-name="L3">
      <style:paragraph-properties fo:margin-top="0in" fo:margin-bottom="0.1563in" loext:contextual-spacing="false" fo:orphans="2" fo:widows="2"/>
      <style:text-properties fo:font-variant="normal" fo:text-transform="none" fo:color="#000000" style:font-name="Open Sans" fo:font-size="12pt" fo:letter-spacing="normal" fo:font-style="normal" fo:font-weight="normal"/>
    </style:style>
    <style:style style:name="P39" style:family="paragraph" style:parent-style-name="Text_20_body" style:list-style-name="L4">
      <style:paragraph-properties fo:margin-left="0.3126in" fo:margin-right="0.3126in" fo:margin-top="0in" fo:margin-bottom="0in" loext:contextual-spacing="false" fo:orphans="2" fo:widows="2" fo:text-indent="0in" style:auto-text-indent="false" fo:padding="0in" fo:border="none"/>
    </style:style>
    <style:style style:name="P40" style:family="paragraph" style:parent-style-name="Text_20_body" style:list-style-name="L5">
      <style:paragraph-properties fo:margin-left="0in" fo:margin-right="0in" fo:margin-top="0in" fo:margin-bottom="0in" loext:contextual-spacing="false" style:line-height-at-least="0.3126in" fo:orphans="2" fo:widows="2" fo:text-indent="0in" style:auto-text-indent="false" fo:padding="0in" fo:border="none"/>
      <style:text-properties fo:font-variant="normal" fo:text-transform="none" fo:color="#000000" style:font-name="Oswald-Regular" fo:font-size="13.5pt" fo:letter-spacing="normal" fo:font-style="normal" fo:font-weight="normal"/>
    </style:style>
    <style:style style:name="P41"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style>
    <style:style style:name="P42" style:family="paragraph" style:parent-style-name="Text_20_body">
      <style:paragraph-properties fo:margin-left="0in" fo:margin-right="0in" fo:margin-top="0in" fo:margin-bottom="0.0972in" loext:contextual-spacing="false" fo:orphans="2" fo:widows="2" fo:text-indent="0in" style:auto-text-indent="false"/>
      <style:text-properties fo:color="#000000" fo:font-weight="bold" officeooo:rsid="00218000" officeooo:paragraph-rsid="00218000" style:font-weight-asian="bold" style:font-weight-complex="bold"/>
    </style:style>
    <style:style style:name="P43" style:family="paragraph" style:parent-style-name="Text_20_body" style:list-style-name="L5">
      <style:paragraph-properties fo:margin-top="0in" fo:margin-bottom="0.0972in" loext:contextual-spacing="false" style:line-height-at-least="0.3126in" fo:orphans="2" fo:widows="2" fo:padding="0in" fo:border="none"/>
      <style:text-properties fo:font-variant="normal" fo:text-transform="none" fo:color="#000000" style:font-name="Oswald-Regular" fo:font-size="13.5pt" fo:letter-spacing="normal" fo:font-style="normal" fo:font-weight="normal"/>
    </style:style>
    <style:style style:name="P44" style:family="paragraph" style:parent-style-name="Heading_20_1">
      <style:paragraph-properties fo:margin-left="0in" fo:margin-right="0in" fo:margin-top="0in" fo:margin-bottom="0.0972in" loext:contextual-spacing="false" fo:orphans="2" fo:widows="2" fo:text-indent="0in" style:auto-text-indent="false"/>
      <style:text-properties fo:font-variant="normal" fo:text-transform="none" fo:color="#000000" style:font-name="Open Sans" fo:font-size="13pt" fo:letter-spacing="normal" fo:font-style="normal" fo:font-weight="bold" style:font-size-asian="13pt" style:font-weight-asian="bold" style:font-size-complex="13pt" style:font-weight-complex="bold"/>
    </style:style>
    <style:style style:name="T1" style:family="text">
      <style:text-properties fo:font-variant="normal" fo:text-transform="none" fo:color="#000000" style:font-name="Open Sans" fo:font-size="12pt" fo:letter-spacing="normal" fo:font-style="normal" style:text-underline-style="solid" style:text-underline-width="auto" style:text-underline-color="font-color" fo:font-weight="normal"/>
    </style:style>
    <style:style style:name="T2" style:family="text">
      <style:text-properties fo:font-variant="normal" fo:text-transform="none" fo:color="#000000" style:font-name="Open Sans" fo:font-size="12pt" fo:letter-spacing="normal" fo:font-style="normal" style:text-underline-style="solid" style:text-underline-width="auto" style:text-underline-color="font-color" fo:font-weight="normal" loext:padding="0in" loext:border="none"/>
    </style:style>
    <style:style style:name="T3" style:family="text">
      <style:text-properties fo:font-variant="normal" fo:text-transform="none" fo:color="#000000" style:font-name="Open Sans" fo:font-size="12pt" fo:letter-spacing="normal" fo:font-style="normal" fo:font-weight="normal"/>
    </style:style>
    <style:style style:name="T4" style:family="text">
      <style:text-properties fo:font-variant="normal" fo:text-transform="none" fo:color="#000000" style:font-name="Oswald-Regular" fo:font-size="10.5pt" fo:letter-spacing="normal" fo:font-style="normal" fo:font-weight="normal" loext:padding-left="0in" loext:padding-right="0in" loext:padding-top="0in" loext:padding-bottom="0.2083in" loext:border-left="none" loext:border-right="none" loext:border-top="none" loext:border-bottom="0.06pt solid #999999"/>
    </style:style>
    <style:style style:name="T5" style:family="text">
      <style:text-properties fo:font-variant="normal" fo:text-transform="none" fo:color="#000000" style:font-name="Oswald-Regular" fo:font-size="10.5pt" fo:letter-spacing="normal" fo:font-style="normal" loext:padding-left="0in" loext:padding-right="0in" loext:padding-top="0in" loext:padding-bottom="0.2083in" loext:border-left="none" loext:border-right="none" loext:border-top="none" loext:border-bottom="0.06pt solid #999999"/>
    </style:style>
    <style:style style:name="T6" style:family="text">
      <style:text-properties fo:font-variant="normal" fo:text-transform="none" fo:color="#000000" style:font-name="Oswald-Regular" fo:font-size="10.5pt" fo:letter-spacing="normal" fo:font-style="normal" fo:font-weight="bold" style:font-weight-asian="bold" style:font-weight-complex="bold" loext:padding-left="0in" loext:padding-right="0in" loext:padding-top="0in" loext:padding-bottom="0.2083in" loext:border-left="none" loext:border-right="none" loext:border-top="none" loext:border-bottom="0.06pt solid #999999"/>
    </style:style>
    <style:style style:name="T7" style:family="text">
      <style:text-properties fo:font-variant="normal" fo:text-transform="none" fo:color="#000000" style:font-name="Oswald-Regular" fo:letter-spacing="normal" fo:font-style="normal" fo:font-weight="bold" style:font-weight-asian="bold" style:font-weight-complex="bold"/>
    </style:style>
    <style:style style:name="T8" style:family="text">
      <style:text-properties fo:font-variant="normal" fo:text-transform="none" fo:color="#000000" style:font-name="Oswald-Regular" fo:letter-spacing="normal" fo:font-style="normal" fo:font-weight="bold" style:font-weight-asian="bold" style:font-weight-complex="bold" loext:padding-left="0in" loext:padding-right="0in" loext:padding-top="0in" loext:padding-bottom="0.2083in" loext:border-left="none" loext:border-right="none" loext:border-top="none" loext:border-bottom="0.06pt solid #999999"/>
    </style:style>
    <style:style style:name="T9" style:family="text">
      <style:text-properties fo:font-variant="normal" fo:text-transform="none" fo:color="#000000" style:font-name="Oswald-Regular" fo:font-size="12pt" fo:letter-spacing="normal" fo:font-style="normal" fo:font-weight="bold" style:font-size-asian="12pt" style:font-weight-asian="bold" style:font-size-complex="12pt" style:font-weight-complex="bold" loext:padding-left="0in" loext:padding-right="0in" loext:padding-top="0in" loext:padding-bottom="0.2083in" loext:border-left="none" loext:border-right="none" loext:border-top="none" loext:border-bottom="0.06pt solid #999999"/>
    </style:style>
    <style:style style:name="T10" style:family="text">
      <style:text-properties fo:font-variant="normal" fo:text-transform="none" fo:color="#000000" style:font-name="Oswald-Bold" fo:font-size="26.25pt" fo:letter-spacing="normal" fo:font-style="normal" fo:font-weight="normal" style:font-size-asian="10.5pt" style:font-size-complex="10.5pt" loext:padding="0in" loext:border="none"/>
    </style:style>
    <style:style style:name="T11" style:family="text">
      <style:text-properties fo:font-variant="normal" fo:text-transform="none" style:font-name="Open Sans" fo:font-size="10.5pt" fo:letter-spacing="normal" fo:font-style="normal" fo:font-weight="normal"/>
    </style:style>
    <style:style style:name="T12" style:family="text">
      <style:text-properties fo:font-variant="normal" fo:text-transform="none" fo:color="#ff0000" style:font-name="Oswald-Regular" fo:letter-spacing="normal" fo:font-style="normal"/>
    </style:style>
    <style:style style:name="T13" style:family="text">
      <style:text-properties fo:font-variant="normal" fo:text-transform="none" fo:color="#ff0000" style:font-name="Oswald-Regular" fo:letter-spacing="normal" fo:font-style="normal" fo:font-weight="normal"/>
    </style:style>
    <style:style style:name="T14" style:family="text">
      <style:text-properties fo:font-variant="normal" fo:text-transform="none" fo:color="#ff0000" style:font-name="Oswald-Regular" fo:letter-spacing="normal" fo:font-style="normal" fo:font-weight="bold" style:font-weight-asian="bold" style:font-weight-complex="bold"/>
    </style:style>
    <style:style style:name="T15" style:family="text">
      <style:text-properties fo:font-variant="normal" fo:text-transform="none" style:font-name="Oswald-Regular" fo:letter-spacing="normal" fo:font-style="normal" fo:font-weight="bold" style:font-weight-asian="bold" style:font-weight-complex="bold"/>
    </style:style>
    <style:style style:name="T16" style:family="text">
      <style:text-properties fo:font-variant="normal" fo:text-transform="none" fo:color="#ce181e" style:font-name="Oswald-Regular" fo:letter-spacing="normal" fo:font-style="normal" fo:font-weight="bold" style:font-weight-asian="bold" style:font-weight-complex="bold"/>
    </style:style>
    <style:style style:name="T17" style:family="text">
      <style:text-properties fo:color="#000000" fo:font-size="12pt" fo:letter-spacing="normal" style:text-underline-style="solid" style:text-underline-width="auto" style:text-underline-color="font-color" loext:padding="0in" loext:border="none"/>
    </style:style>
    <style:style style:name="T18" style:family="text">
      <style:text-properties fo:color="#000000" fo:font-size="12pt" fo:letter-spacing="normal" loext:padding="0in" loext:border="none"/>
    </style:style>
    <style:style style:name="T19" style:family="text">
      <style:text-properties fo:color="#000000" style:font-name="Oswald-Regular" fo:font-size="13.5pt" style:text-underline-style="solid" style:text-underline-width="auto" style:text-underline-color="font-color" loext:padding="0in" loext:border="none"/>
    </style:style>
    <style:style style:name="T20" style:family="text">
      <style:text-properties fo:color="#000000" style:font-name="Oswald-Regular" fo:font-size="13.5pt" loext:padding="0in" loext:border="none"/>
    </style:style>
    <style:style style:name="T21" style:family="text">
      <style:text-properties fo:color="#000000" style:font-name="Oswald-Regular" fo:font-size="12pt" fo:letter-spacing="normal" style:text-underline-style="solid" style:text-underline-width="auto" style:text-underline-color="font-color" loext:padding="0in" loext:border="none"/>
    </style:style>
    <style:style style:name="T22" style:family="text">
      <style:text-properties fo:color="#000000" style:font-name="Oswald-Regular" fo:font-size="12pt" fo:letter-spacing="normal" loext:padding="0in" loext:border="none"/>
    </style:style>
    <style:style style:name="T23" style:family="text">
      <style:text-properties fo:color="#000000" style:text-line-through-style="none" style:text-line-through-type="none" style:font-name="Oswald-SemiBold" fo:font-size="12.75pt" fo:letter-spacing="normal" style:text-underline-style="none" style:text-blinking="false" loext:padding="0in" loext:border="none"/>
    </style:style>
    <style:style style:name="T24" style:family="text">
      <style:text-properties style:font-name="Oswald-Regular" fo:font-weight="normal"/>
    </style:style>
    <style:style style:name="T25" style:family="text">
      <style:text-properties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yourspareparts.com/catalogsearch/advanced/result/"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local.yourspareparts.com/catalogsearch/resul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About us</text:h>
      <text:p text:style-name="P12">«YourSpareParts creates convenience for customers and growth for vendors”</text:p>
      <text:p text:style-name="P19">YourSpareParts.com is the first pan-European B2B online marketplace for machinery &amp; equipment spare parts – focussed on three traditional industries: municipal, construction and agriculture.</text:p>
      <text:p text:style-name="P19">We have a deep industrial market understanding and expand our offering step by step, starting with municipal spare parts, followed by construction and agricultural spare parts.</text:p>
      <text:p text:style-name="P19">Customers and alternative spare parts sellers can find each other for the first time in one online marketplace. Customers can find parts fast and at a competitive price and alternative to their original spare parts suppliers in a one-stop shop, offering them transparency, a wide choice and convenience in purchasing their parts. Smaller buyers get access to a more economic purchase. Sellers, whose focus have been mainly nationally, benefit from easy access to international markets and can grow and expand their customer base and business.</text:p>
      <text:p text:style-name="P19">The team is currently expanding with further industry specialists.</text:p>
      <text:p text:style-name="P19">Get in contact with us!</text:p>
      <text:p text:style-name="P23"><text:a xlink:type="simple" xlink:href="mailto:contact@yourspareparts.com" text:style-name="Internet_20_link" text:visited-style-name="Visited_20_Internet_20_Link"><text:span text:style-name="T2">contact@yourspareparts.com</text:span></text:a></text:p>
      <text:p text:style-name="P9"/>
      <text:p text:style-name="P9"/>
      <text:p text:style-name="P9"/>
      <text:p text:style-name="P2"><text:span text:style-name="Strong_20_Emphasis"><text:span text:style-name="T9">Legal notice</text:span></text:span></text:p>
      <text:p text:style-name="P25"><text:bookmark text:name="contentarea"/>Copyright and trademark rights</text:p>
      <text:p text:style-name="P20">The content of this website is protected by copyright laws. You may not download, copy, modify, publish, distribute, transmit or otherwise use the graphics, text, logo, photos, images, etc. without obtaining the written consent of the copyright owner of such materials. Cited product and company names may be registered trademarks or brands. Any unauthorised use of such names may constitute the basis for claims for losses incurred, or the basis for the injunctive relief.</text:p>
      <text:p text:style-name="P20">Part numbers and codes</text:p>
      <text:p text:style-name="P20">If indicated, in the case of some of the parts presented on this website, the names of the manufacturers, descriptions and identification codes of the original parts have been provided only for reference and descriptive purposes. This does not mean in any case that these parts are original parts of a specific manufacturer.</text:p>
      <text:p text:style-name="P9"/>
      <text:p text:style-name="P9"/>
      <text:p text:style-name="P3"><text:soft-page-break/><text:span text:style-name="Strong_20_Emphasis"><text:span text:style-name="T24">Data protection notice</text:span></text:span></text:p>
      <text:p text:style-name="P3"><text:line-break/>This website ("website") is operated by Luma Inc., which includes Luma stores, and Luma Private Sales. This privacy policy only covers information collected at this website, and does not cover any information collected offline by Luma. All Luma websites are covered by this privacy policy.</text:p>
      <text:h text:style-name="P14" text:outline-level="2"><text:bookmark text:name="privacy-policy-title-1"/>Luma Security</text:h>
      <text:p text:style-name="P3">Personal information provided on the website and online credit card transactions are transmitted through a secure server. We are committed to handling your personal information with high standards of information security. We take appropriate physical, electronic, and administrative steps to maintain the security and accuracy of personally identifiable information we collect, including limiting the number of people who have physical access to our database servers, as well as employing electronic security systems and password protections that guard against unauthorized access.</text:p>
      <text:p text:style-name="P3">Our website uses encryption technology, like Secure Sockets Layer (SSL), to protect your personal information during data transport. SSL encrypts ordering information such as your name, address, and credit card number. Our Customer Care center and stores also operate over a private, secure network. Please note that email is not encrypted and is not considered to be a secure means of transmitting credit card information.</text:p>
      <text:h text:style-name="P14" text:outline-level="2"><text:bookmark text:name="privacy-policy-title-2"/>Luma Privacy Policy</text:h>
      <text:p text:style-name="P3">To help us achieve our goal of providing the highest quality products and services, we use information from our interactions with you and other customers, as well as from other parties. Because we respect your privacy, we have implemented procedures to ensure that your personal information is handled in a safe, secure, and responsible manner. We have posted this privacy policy in order to explain our information collection practices and the choices you have about the way information is collected and used.</text:p>
      <text:p text:style-name="P3">As we continue to develop the Luma website and take advantage of advances in technology to improve the services we offer, this privacy policy likely will change. We therefore encourage you to refer to this policy on an ongoing basis so that you understand our current privacy policy.</text:p>
      <text:h text:style-name="P14" text:outline-level="2"><text:bookmark text:name="privacy-policy-title-3"/>The Information We Collect</text:h>
      <text:p text:style-name="P3">Generally, you may browse the Luma website without providing any personally identifiable information. However, we may ask you to provide personally identifiable information at various times and places on this website. In some cases, if you choose not to provide us with the requested information, you may <text:soft-page-break/>not be able to access all parts of this website or participate in all of its features, pricing, and product selection.</text:p>
      <text:p text:style-name="P3">We may collect the following information:</text:p>
      <text:list xml:id="list63719224" text:style-name="L1">
        <text:list-item>
          <text:p text:style-name="P36">name</text:p>
        </text:list-item>
        <text:list-item>
          <text:p text:style-name="P36">contact information including email address</text:p>
        </text:list-item>
        <text:list-item>
          <text:p text:style-name="P36">demographic information such as postcode, preferences and interests</text:p>
        </text:list-item>
        <text:list-item>
          <text:p text:style-name="P36">other information relevant to customer surveys and/or offers</text:p>
        </text:list-item>
      </text:list>
      <text:p text:style-name="P2"><text:span text:style-name="T3">For the exhaustive list of cookies we collect see the </text:span><text:a xlink:type="simple" xlink:href="https://yourspareparts.com/privacy-policy-cookie-restriction-mode#privacy-policy-title-10" text:style-name="Internet_20_link" text:visited-style-name="Visited_20_Internet_20_Link"><text:span text:style-name="T1">List of cookies we collect</text:span></text:a><text:span text:style-name="T3"> section. From your purchases and other interactions with us, we obtain information concerning the specific products or services you purchase or use. When you visit this website, our web server automatically collects anonymous information such as log data and IP addresses, and may collect general information concerning your location. We may use the automatically collected information for a number of purposes, such as improving our site design, product assortments, customer service, and special promotions.</text:span></text:p>
      <text:h text:style-name="P14" text:outline-level="2"><text:bookmark text:name="privacy-policy-title-4"/>How We Use The Information We Collect</text:h>
      <text:p text:style-name="P3">We require this information to understand your needs and provide you with a better service, and in particular for the following reasons:</text:p>
      <text:list xml:id="list3479322556" text:style-name="L2">
        <text:list-item>
          <text:p text:style-name="P37">Internal record keeping.</text:p>
        </text:list-item>
        <text:list-item>
          <text:p text:style-name="P37">We may use the information to improve our products and services.</text:p>
        </text:list-item>
        <text:list-item>
          <text:p text:style-name="P37">We may periodically send promotional emails about new products, special offers or other information which we think you may find interesting using the email address which you have provided.</text:p>
        </text:list-item>
        <text:list-item>
          <text:p text:style-name="P37">From time to time, we may also use your information to contact you for market research purposes. We may contact you by email, phone, fax or mail. We may use the information to customize the website according to your interests.</text:p>
        </text:list-item>
      </text:list>
      <text:h text:style-name="P14" text:outline-level="2"><text:bookmark text:name="privacy-policy-title-5"/>Security</text:h>
      <text:p text:style-name="P3">We are committed to ensuring that your information is secure. In order to prevent unauthorized access or disclosure, we have put in place suitable physical, electronic and managerial procedures to safeguard and secure the information we collect online.</text:p>
      <text:h text:style-name="P14" text:outline-level="2"><text:bookmark text:name="privacy-policy-title-6"/><text:soft-page-break/>Others With Whom We Share Your Information.</text:h>
      <text:p text:style-name="P3"><text:span text:style-name="T25">The Luma Group:</text:span> All of the above information that we collect, as described above, may be shared among all Luma entities, including Luma Venia and Luma Terra stores, website and Private Sales.</text:p>
      <text:p text:style-name="P3"><text:span text:style-name="T25">Service Providers:</text:span> We also may disclose information to outside companies that help us bring you the products and services we offer. For example, we may work with an outside company to: (a) manage a database of customer information; (b) assist us in distributing emails; (c) assist us with direct marketing and data collection; (d) provide us storage and analysis; (d) provide fraud prevention; and (e) provide other services designed to assist us in maximizing our business potential. We require that these outside companies agree to keep confidential all information we share with them and to use the information only to perform their obligations in our agreements with them.</text:p>
      <text:p text:style-name="P3"><text:span text:style-name="T25">Other Companies:</text:span> We may provide information to carefully selected outside companies when we believe their products or services may be of interest to you.</text:p>
      <text:p text:style-name="P3"><text:span text:style-name="T25">Business Transitions:</text:span> We may transfer or share a copy of personal information about you in the event that Luma or one of its properties, affiliates, or subsidiaries goes through a business transition, such as a merger, being acquired by another company, or selling a portion of its assets. You will be notified via email or prominent notice on our website prior to a change of ownership or control of your personal information, if your personal information will be used contrary to this policy. However, nothing in this Privacy Policy is intended to interfere with the ability of Luma to transfer all or part of its business and/or assets to an affiliate or independent third party at any time, for any purpose, without any limitation whatsoever.</text:p>
      <text:p text:style-name="P3">Luma specifically reserves the right to transfer or share a copy of personally identifiable information collected from its websites to the buyer of that portion of its business relating to that information.</text:p>
      <text:p text:style-name="P3"><text:span text:style-name="T25">Compliance with Law:</text:span> We may provide access to information when legally required to do so, to cooperate with police investigations or other legal proceedings, to protect against misuse or unauthorized use of our website, to limit our legal liability, and to protect our rights or to protect the rights, property, or safety of visitors of this website or the public.</text:p>
      <text:p text:style-name="P3">Luma partners with advertising companies to place our advertising on publisher websites on the Internet. These advertising companies collect anonymous information about your visits to our web site. This technology involves the use of third party cookies that allow them to develop personalized advertising so that it directly relates to offers that may be of interest to you. You may choose to opt-out of this service we have with our third-party advertising partner. We may also use Luma cookies to provide similar enhanced <text:soft-page-break/>online marketing to you based on your interests and preferences. You may also choose to opt out of these enhanced online marketing ads.</text:p>
      <text:h text:style-name="P14" text:outline-level="2"><text:bookmark text:name="privacy-policy-title-7"/>Your Choices Regarding Use Of The Information We Collect</text:h>
      <text:p text:style-name="P3">You have several choices regarding our handling of your nonpublic personally identifiable information.</text:p>
      <text:p text:style-name="P3"><text:span text:style-name="T25">Direct Mail or Telephone Marketing:</text:span> If you shop at the Luma or Private Sales stores and wish to be removed from the list of customers that receive direct mail or telemarketing calls, please either write to Luma Customer Care at 112 West 34th Street, 18th Flr. New York, NY 10120 or call +1 800-403-8838. If you choose to write to us, please include your name, address, and credit card account number (if you have one), and state one of the following:</text:p>
      <text:list xml:id="list263177654" text:style-name="L3">
        <text:list-item>
          <text:p text:style-name="P38">"NO MAIL OFFERS" (if you don't want to receive offers by mail);</text:p>
        </text:list-item>
        <text:list-item>
          <text:p text:style-name="P38">"NO PHONE OFFERS" (if you don't want to receive offers by phone);</text:p>
        </text:list-item>
        <text:list-item>
          <text:p text:style-name="P38">"NO PHONE OR MAIL OFFERS" (if you don't want to receive either).</text:p>
        </text:list-item>
      </text:list>
      <text:p text:style-name="P3">Because customer lists often are prepared well in advance of an offering (sometimes a few months before the offer is made), you may continue to receive some offers after you send us a request not to use your information for specified marketing purposes. We appreciate your patience and understanding in giving us time to carry out your request.</text:p>
      <text:h text:style-name="P14" text:outline-level="2"><text:bookmark text:name="privacy-policy-title-8"/>Your California Privacy Rights</text:h>
      <text:p text:style-name="P3">Under California Civil Code sections 1798.83-1798.84, California residents are entitled to ask us for a notice describing what categories of personal customer information we share with third parties or corporate affiliates for those third parties or corporate affiliates' direct marketing purposes. That notice will identify the categories of information shared and will include a list of the third parties and affiliates with which it was shared, along with their names and addresses. If you are a California resident and would like a copy of this notice, please submit a written request to the following address: Luma Customer Care, 112 West 34th Street, 18th Floor, New York, NY 10120. Please allow 30 days for a response.</text:p>
      <text:h text:style-name="P14" text:outline-level="2"><text:bookmark text:name="privacy-policy-title-9"/>Cookies, Web Beacons, and How We Use Them</text:h>
      <text:p text:style-name="P3">A cookie is a small file which asks permission to be placed on your computer's hard drive. Once you agree, the file is added and the cookie helps analyze web traffic or lets you know when you visit a particular site. Cookies allow web applications to respond to you as an individual. The web application can tailor <text:soft-page-break/>its operations to your needs, likes and dislikes by gathering and remembering information about your preferences.</text:p>
      <text:p text:style-name="P3">We use traffic log cookies to identify which pages are being used. This helps us analyze data about web page traffic and improve our website in order to tailor it to customer needs. We only use this information for statistical analysis purposes and then the data is removed from the system.</text:p>
      <text:p text:style-name="P3">Overall, cookies help us provide you with a better website, by enabling us to monitor which pages you find useful and which you do not. A cookie in no way gives us access to your computer or any information about you, other than the data you choose to share with us. You can choose to accept or decline cookies. Most web browsers automatically accept cookies, but you can usually modify your browser setting to decline cookies if you prefer. This may prevent you from taking full advantage of the website.</text:p>
      <text:p text:style-name="P3">A "web beacon" or "pixel tag" or "clear gif" is typically a one-pixel image, used to pass information from your computer or mobile device to a website.</text:p>
      <text:p text:style-name="P3">We use cookies and web beacons to keep track of what you have in your shopping cart and to remember you when you return to the website as well as to identify the pages you click on during your visit to our site and the name of the website you visited immediately before clicking to the Luma website. We use this information to improve our site design, product assortments, customer service, and special promotions. You can, of course, disable cookies and web beacons on your computer by indicating this in the preferences or options menus in your browser. However, it is possible that some parts of our website will not operate correctly if you disable cookies. We may also use web beacons, and other technologies, to help track whether our communications are reaching you, to measure their effectiveness, or to collect certain non-personal information about your computer, device, or browser in order to allow us to better design future communications to you.</text:p>
      <text:p text:style-name="P3">We may contract with third parties who may use cookies and web beacons and collect information on our behalf or provide services such as credit card processing, shipping, promotional services, or data management. We call them our Customer Care Partners. These third parties are prohibited by our contract with them from sharing that information with anyone other than us or our other Customer Care Partners.</text:p>
      <text:h text:style-name="P14" text:outline-level="2"><text:bookmark text:name="privacy-policy-title-10"/>List of cookies we collect</text:h>
      <text:p text:style-name="P3">The table below lists the cookies we collect and the information they store.</text:p>
      <table:table table:name="Table1" table:style-name="Table1">
        <table:table-column table:style-name="Table1.A"/>
        <table:table-column table:style-name="Table1.B"/>
        <table:table-header-rows>
          <table:table-row>
            <table:table-cell table:style-name="Table1.A1" office:value-type="string">
              <text:p text:style-name="P30">COOKIE name</text:p>
            </table:table-cell>
            <table:table-cell table:style-name="Table1.A1" office:value-type="string">
              <text:p text:style-name="P30">COOKIE Description</text:p>
            </table:table-cell>
          </table:table-row>
        </table:table-header-rows>
        <table:table-row>
          <table:table-cell table:style-name="Table1.A2" office:value-type="string">
            <text:p text:style-name="P30">CART</text:p>
          </table:table-cell>
          <table:table-cell table:style-name="Table1.A2" office:value-type="string">
            <text:p text:style-name="P31">The association with your shopping cart.</text:p>
          </table:table-cell>
        </table:table-row>
        <table:table-row>
          <table:table-cell table:style-name="Table1.A3" office:value-type="string">
            <text:p text:style-name="P30">CATEGORY_INFO</text:p>
          </table:table-cell>
          <table:table-cell table:style-name="Table1.A3" office:value-type="string">
            <text:p text:style-name="P31">Allows pages to be displayed more quickly.</text:p>
          </table:table-cell>
        </table:table-row>
        <table:table-row>
          <table:table-cell table:style-name="Table1.A2" office:value-type="string">
            <text:p text:style-name="P30">COMPARE</text:p>
          </table:table-cell>
          <table:table-cell table:style-name="Table1.A2" office:value-type="string">
            <text:p text:style-name="P31">The items that you have in the Compare Products list.</text:p>
          </table:table-cell>
        </table:table-row>
        <text:soft-page-break/>
        <table:table-row>
          <table:table-cell table:style-name="Table1.A3" office:value-type="string">
            <text:p text:style-name="P30">CUSTOMER</text:p>
          </table:table-cell>
          <table:table-cell table:style-name="Table1.A3" office:value-type="string">
            <text:p text:style-name="P31">An encrypted version of your customer id.</text:p>
          </table:table-cell>
        </table:table-row>
        <table:table-row>
          <table:table-cell table:style-name="Table1.A2" office:value-type="string">
            <text:p text:style-name="P30">CUSTOMER_AUTH</text:p>
          </table:table-cell>
          <table:table-cell table:style-name="Table1.A2" office:value-type="string">
            <text:p text:style-name="P31">An indicator if you are signed into the store.</text:p>
          </table:table-cell>
        </table:table-row>
        <table:table-row>
          <table:table-cell table:style-name="Table1.A3" office:value-type="string">
            <text:p text:style-name="P30">CUSTOMER_INFO</text:p>
          </table:table-cell>
          <table:table-cell table:style-name="Table1.A3" office:value-type="string">
            <text:p text:style-name="P31">An encrypted version of the customer group you belong to.</text:p>
          </table:table-cell>
        </table:table-row>
        <table:table-row>
          <table:table-cell table:style-name="Table1.A2" office:value-type="string">
            <text:p text:style-name="P30">CUSTOMER_SEGMENT_IDS</text:p>
          </table:table-cell>
          <table:table-cell table:style-name="Table1.A2" office:value-type="string">
            <text:p text:style-name="P31">Stores your Customer Segment ID</text:p>
          </table:table-cell>
        </table:table-row>
        <table:table-row>
          <table:table-cell table:style-name="Table1.A3" office:value-type="string">
            <text:p text:style-name="P30">EXTERNAL_NO_CACHE</text:p>
          </table:table-cell>
          <table:table-cell table:style-name="Table1.A3" office:value-type="string">
            <text:p text:style-name="P31">A flag that, indicates whether caching is on or off.</text:p>
          </table:table-cell>
        </table:table-row>
        <table:table-row>
          <table:table-cell table:style-name="Table1.A2" office:value-type="string">
            <text:p text:style-name="P30">FRONTEND</text:p>
          </table:table-cell>
          <table:table-cell table:style-name="Table1.A2" office:value-type="string">
            <text:p text:style-name="P31">Your session ID on the server.</text:p>
          </table:table-cell>
        </table:table-row>
        <table:table-row>
          <table:table-cell table:style-name="Table1.A3" office:value-type="string">
            <text:p text:style-name="P30">GUEST-VIEW</text:p>
          </table:table-cell>
          <table:table-cell table:style-name="Table1.A3" office:value-type="string">
            <text:p text:style-name="P31">Allows guests to edit their orders.</text:p>
          </table:table-cell>
        </table:table-row>
        <table:table-row>
          <table:table-cell table:style-name="Table1.A2" office:value-type="string">
            <text:p text:style-name="P30">LAST_CATEGORY</text:p>
          </table:table-cell>
          <table:table-cell table:style-name="Table1.A2" office:value-type="string">
            <text:p text:style-name="P31">The last category you visited.</text:p>
          </table:table-cell>
        </table:table-row>
        <table:table-row>
          <table:table-cell table:style-name="Table1.A3" office:value-type="string">
            <text:p text:style-name="P30">LAST_PRODUCT</text:p>
          </table:table-cell>
          <table:table-cell table:style-name="Table1.A3" office:value-type="string">
            <text:p text:style-name="P31">The last product you looked at.</text:p>
          </table:table-cell>
        </table:table-row>
        <table:table-row>
          <table:table-cell table:style-name="Table1.A2" office:value-type="string">
            <text:p text:style-name="P30">NEWMESSAGE</text:p>
          </table:table-cell>
          <table:table-cell table:style-name="Table1.A2" office:value-type="string">
            <text:p text:style-name="P31">Indicates whether a new message has been received.</text:p>
          </table:table-cell>
        </table:table-row>
        <table:table-row>
          <table:table-cell table:style-name="Table1.A3" office:value-type="string">
            <text:p text:style-name="P30">NO_CACHE</text:p>
          </table:table-cell>
          <table:table-cell table:style-name="Table1.A3" office:value-type="string">
            <text:p text:style-name="P31">Indicates whether it is allowed to use cache.</text:p>
          </table:table-cell>
        </table:table-row>
        <table:table-row>
          <table:table-cell table:style-name="Table1.A2" office:value-type="string">
            <text:p text:style-name="P30">PERSISTENT_SHOPPING_CART</text:p>
          </table:table-cell>
          <table:table-cell table:style-name="Table1.A2" office:value-type="string">
            <text:p text:style-name="P31">A link to information about your cart and viewing history if you have asked the site.</text:p>
          </table:table-cell>
        </table:table-row>
        <table:table-row>
          <table:table-cell table:style-name="Table1.A3" office:value-type="string">
            <text:p text:style-name="P30">RECENTLYCOMPARED</text:p>
          </table:table-cell>
          <table:table-cell table:style-name="Table1.A3" office:value-type="string">
            <text:p text:style-name="P31">The items you recently compared.</text:p>
          </table:table-cell>
        </table:table-row>
        <table:table-row>
          <table:table-cell table:style-name="Table1.A2" office:value-type="string">
            <text:p text:style-name="P30">STF</text:p>
          </table:table-cell>
          <table:table-cell table:style-name="Table1.A2" office:value-type="string">
            <text:p text:style-name="P31">Information on products you emailed to friends.</text:p>
          </table:table-cell>
        </table:table-row>
        <table:table-row>
          <table:table-cell table:style-name="Table1.A3" office:value-type="string">
            <text:p text:style-name="P30">STORE</text:p>
          </table:table-cell>
          <table:table-cell table:style-name="Table1.A3" office:value-type="string">
            <text:p text:style-name="P31">The store view or language you have selected.</text:p>
          </table:table-cell>
        </table:table-row>
        <table:table-row>
          <table:table-cell table:style-name="Table1.A2" office:value-type="string">
            <text:p text:style-name="P30">USER_ALLOWED_SAVE_COOKIE</text:p>
          </table:table-cell>
          <table:table-cell table:style-name="Table1.A2" office:value-type="string">
            <text:p text:style-name="P31">Indicates whether a customer authorized cookies.</text:p>
          </table:table-cell>
        </table:table-row>
        <table:table-row>
          <table:table-cell table:style-name="Table1.A3" office:value-type="string">
            <text:p text:style-name="P30">VIEWED_PRODUCT_IDS</text:p>
          </table:table-cell>
          <table:table-cell table:style-name="Table1.A3" office:value-type="string">
            <text:p text:style-name="P31">The products that you recently looked at.</text:p>
          </table:table-cell>
        </table:table-row>
        <table:table-row>
          <table:table-cell table:style-name="Table1.A2" office:value-type="string">
            <text:p text:style-name="P30">WISHLIST</text:p>
          </table:table-cell>
          <table:table-cell table:style-name="Table1.A2" office:value-type="string">
            <text:p text:style-name="P31">An encrypted list of products added to your wish list.</text:p>
          </table:table-cell>
        </table:table-row>
        <table:table-row>
          <table:table-cell table:style-name="Table1.A3" office:value-type="string">
            <text:p text:style-name="P30">WISHLIST_CNT</text:p>
          </table:table-cell>
          <table:table-cell table:style-name="Table1.A3" office:value-type="string">
            <text:p text:style-name="P31">The number of items in your wish list.</text:p>
          </table:table-cell>
        </table:table-row>
      </table:table>
      <text:h text:style-name="P14" text:outline-level="2"><text:bookmark text:name="privacy-policy-title-11"/>Online Account Registration</text:h>
      <text:p text:style-name="P3">To make online shopping faster and easier, you may register on the Luma website. As a registered customer, you only have to enter your shipping addresses and billing information once; they will be securely stored with us for your future use. Using your name and a password of your choice, you may access your account online at any time to add, delete, or change information. If you are using a public computer, we strongly encourage you to Sign Out when you finish shopping. Your information will still be stored with us but it will not be accessible to anyone else from that computer.</text:p>
      <text:h text:style-name="P14" text:outline-level="2"><text:bookmark text:name="privacy-policy-title-12"/>Emails</text:h>
      <text:p text:style-name="P3">You will receive promotional emails from us only if you have asked to receive them. If you do not want to receive email from Luma or its affiliates you can click on the "Unsubscribe" link at the bottom of any email communication sent by us. Please allow us 3 business days from when the request was received to complete the removal, as some of our promotions may already have been in process before you submitted your request.</text:p>
      <text:h text:style-name="P14" text:outline-level="2"><text:bookmark text:name="privacy-policy-title-13"/>Acceptance</text:h>
      <text:p text:style-name="P3">By using this website, you accept the policies set forth in this Privacy Policy.</text:p>
      <text:h text:style-name="P14" text:outline-level="2"><text:bookmark text:name="privacy-policy-title-14"/><text:soft-page-break/>Questions for Luma?</text:h>
      <text:p text:style-name="P2"><text:a xlink:type="simple" xlink:href="https://yourspareparts.com/contact/" text:style-name="Internet_20_link" text:visited-style-name="Visited_20_Internet_20_Link"><text:span text:style-name="T1">Contact Us</text:span></text:a></text:p>
      <text:p text:style-name="P7"/>
      <text:list xml:id="list1887126216" text:style-name="L4">
        <text:list-item>
          <text:p text:style-name="P39"><text:span text:style-name="Strong_20_Emphasis"><text:span text:style-name="T9">Terms and Conditions</text:span></text:span></text:p>
        </text:list-item>
      </text:list>
      <text:h text:style-name="P28" text:outline-level="1"><text:bookmark text:name="contentarea1"/>Scope</text:h>
      <text:p text:style-name="P18"><text:span text:style-name="T18">These General Terms and Conditions (hereinafter referred to as "General Terms and Conditions" or "GTC") apply to all legal transactions concluded in the web shop at </text:span><text:a xlink:type="simple" xlink:href="https://yourspareparts.com/" text:style-name="Internet_20_link" text:visited-style-name="Visited_20_Internet_20_Link"><text:span text:style-name="T17">www.yourspareparts.com</text:span></text:a><text:span text:style-name="T18"> ("Webshop", "Online-Shop" or "Website") of YourSpareParts.com- van Rosmalen (CHE-309.174.317), Geissbüelstrasse 14, 8704 Herrliberg, Switzerland (hereinafter referred to as the "Company").</text:span></text:p>
      <text:p text:style-name="P20">These General Terms &amp; Conditions apply only to online sales via the Webshop to natural persons with a delivery address in Switzerland, Liechtenstein and the European Union.</text:p>
      <text:p text:style-name="P20">By placing an order, the customer expressly agrees to these General Terms and Conditions, valid for all services of the Online Shop of the Company.</text:p>
      <text:p text:style-name="P20">The Company may amend these General Terms and Conditions at any time at its sole discretion. Such amendments shall become effective immediately upon their publication on the Website.</text:p>
      <text:h text:style-name="P22" text:outline-level="1">Section 1 Applicability of the General Terms and Conditions of Sale (GTC); Defense clause; Registration to our Webshop</text:h>
      <text:p text:style-name="P20">1.1 The General Terms and Conditions of Sale apply to all business relations with our customers.</text:p>
      <text:p text:style-name="P20">1.2 Our General Terms and Conditions apply exclusively. This means that we do not recognise the customer's terms and conditions that conflict with, deviate from or supplement our GTC in any other way - unless we expressly agree to these customer's terms and conditions in writing. This shall also apply if we are familiar with the customer's terms and conditions and accept his orders without reservation, render our services or indirectly/directly refer to letters containing the customer's terms and conditions or the terms and conditions of third parties.</text:p>
      <text:p text:style-name="P18"><text:span text:style-name="T18">1.3 To be able to use our Webshop (current Internet address: </text:span><text:a xlink:type="simple" xlink:href="https://yourspareparts.com/" text:style-name="Internet_20_link" text:visited-style-name="Visited_20_Internet_20_Link"><text:span text:style-name="T17">www.yourspareparts.com</text:span></text:a><text:span text:style-name="T18"> and order products via the Webshop, the customer needs to previously register. Registration enquiries can be directed to us at </text:span><text:a xlink:type="simple" xlink:href="https://yourspareparts.com/" text:style-name="Internet_20_link" text:visited-style-name="Visited_20_Internet_20_Link"><text:span text:style-name="T17">www.yourspareparts.com</text:span></text:a><text:span text:style-name="T18"> &gt;&gt; Contact Us. There is no guarantee of registration or continuation of registration. We reserve the right to reject registration requests (expressly or implicitly). The customer agrees to these GTC by way of filing the registration request.</text:span></text:p>
      <text:p text:style-name="P20">1.4 Our General Terms and Conditions shall also apply to all future deliveries and offers for the same customer without further reference to them.</text:p>
      <text:h text:style-name="P22" text:outline-level="1"><text:soft-page-break/>Section 2 Conclusion and content of the contract; written form; conclusion of the contract in electronic business transactions (Webshop); reservation of rights; confidentiality</text:h>
      <text:p text:style-name="P20">2.1 Our offers are subject to confirmation, subject to change and non-binding unless they are expressly marked as binding. All information on availability and delivery time is without guarantee. The Company reserves the right to change the product range at any time and without notice and to limit the number of items that can be purchased by a customer. Images of products are for illustration purposes only and are therefore not binding. The same applies to details of the products, which are for information purposes only. This applies accordingly to our Webshop.</text:p>
      <text:p text:style-name="P20">2.2 The order placed by the customer shall be deemed a legally binding offer for the conclusion of a contract. We retain the right to accept this contractual offer within 10 working days (i.e. Monday to Friday, irrespective of public holidays) from receipt.</text:p>
      <text:p text:style-name="P20">2.3 If, at the time of the customer's order, ordered products are not in stock or otherwise unavailable for direct delivery, we will send a notification of the expected delivery date upon receipt of the customer's order. This notification does not constitute an acceptance of the order. It may be combined with the confirmation of receipt of the order (paragraph 4).</text:p>
      <text:p text:style-name="P20">2.4 Our acceptance of the order shall only be effected by written order confirmation or by dispatch of the goods. Our confirmation of receipt of the order in itself does not constitute an order confirmation but serves only as information. The content of the order confirmation governs the content of the contract. Legally relevant declarations and notifications which the customer makes to us after conclusion of the contract (e.g. setting deadlines, reminders, notifications of defects) must be made in writing in order to be effective.</text:p>
      <text:p text:style-name="P20">2.5 Written form shall also be deemed to have been complied with by a fax or an e-mail.</text:p>
      <text:p text:style-name="P20">2.6 In our Webshop, the following steps are necessary to conclude a contract:</text:p>
      <text:p text:style-name="P20">a) By selecting the appropriate button, the customer can place products in the "shopping cart" and indicate the desired quantity of the goods. If the customer clicks on the corresponding button, he can view his shopping cart at any time without obligation, change the desired quantity and delete individual products from the shopping cart by clicking on the "Remove" button. If the customer would like to order the goods, he can continue the order by clicking the button "Go to checkout" in the displayed shopping cart. The customer then enters the necessary data (e.g. delivery address and desired shipping method). With the button "Continue", the customer moves to the next input step and finally to the order overview. In the order overview, the customer can check his data again. Any input errors or change requests may be corrected via the button "Edit", via "Edit shopping cart" or via "Back" before placing the order. Before final placement the customer, the customer must accept the sales and delivery conditions. By clicking on the "Place order" button, the buyer submits a legally binding offer to conclude a contract.2.6 In Webshop, the following steps are necessary to conclude a contract:</text:p>
      <text:p text:style-name="P20"><text:soft-page-break/>b) We confirm the receipt of the order immediately by sending a confirmation of receipt by e-mail. This e-mail does not yet represent a declaration of acceptance but serves the customer as information only. The provisions in paragraph (3) shall apply accordingly.</text:p>
      <text:p text:style-name="P20">c) A purchase contract is only concluded through our written order confirmation. The provisions in paragraph (4) shall apply accordingly.</text:p>
      <text:p text:style-name="P20">2.7 Illustrations, drawings, measurements, weights or other information relating to our products shall only be binding if this has been expressly agreed in writing. Deviations customary in the trade are permissible. Deviations based on legal regulations or representing technical improvements are also permitted. In addition, the replacement of equivalent alternative components is permissible if it does not impair the suitability of the product for the contractually stipulated use.</text:p>
      <text:p text:style-name="P20">2.8 The written contract including these GTC as an integral part of the contract contains all agreements made between us and the customer regarding the subject matter of the contract. Verbal agreements made before the conclusion of the written contract are not legally binding and shall be entirely replaced by the written contract unless they expressly state that they shall continue to be binding.</text:p>
      <text:p text:style-name="P20">2.9 Individual (including any verbal) contractual agreements take precedence over these GTC. A written contract or our written confirmation is required to prove the content.</text:p>
      <text:h text:style-name="P22" text:outline-level="1">Section 3 Mandatory information on electronic business transactions (Webshop)</text:h>
      <text:p text:style-name="P20">3.1 The customer's contractual partner is the Company.</text:p>
      <text:p text:style-name="P20">3.2 The individual technical steps that lead to the conclusion of a contract in the Webshop as well as the possibilities to correct input errors are described in Section 2.6.</text:p>
      <text:p text:style-name="P20">3.3 Upon any conclusion of a contract, we store the order information, but not these GTC. The customer can retrieve the stored order information in his user area in the Webshop under "Order History" for a period of 12 months after he has placed order (see Section 2.6 lit. a)).</text:p>
      <text:p text:style-name="P20">3.4 Conclusions of contracts via the Webshop and according to these GTC shall be made exclusively in English. The customer may expressly and in written form choose to conclude the contract in another language. In this case, the English version of these GTC shall prevail.</text:p>
      <text:h text:style-name="P22" text:outline-level="1">Section 4 Delivery, sale by delivery to destination, passing of risk; acts of participation</text:h>
      <text:p text:style-name="P20">4.1 The goods ordered by the customer on our Website shall be delivered by the external vendors warehouses. Unless expressly agreed otherwise, the goods shall be shipped to the delivery address as specified by the customer. All transport, insurance and packaging costs shall be borne by the customer unless otherwise stated.</text:p>
      <text:p text:style-name="P20">4.2 The risk and liability for goods shall pass to the customer upon shipment. The risk and liability for the goods shall pass to the customer upon handover of the goods to the freight forwarder, carrier or other person designated to carry out the shipment (FCA (Incoterms 2020)). Our delivery <text:soft-page-break/>obligation shall be considered complied with even if the customer refuses acceptance or is unable to accept delivery.</text:p>
      <text:p text:style-name="P20">4.3 If delivery is delayed by the customer, if the customer does not comply with his obligation to participate or if our delivery or service is delayed for other reasons for which the customer is responsible, we shall be entitled to claim compensation for the resulting damage including all additional expenses (e.g. for resulting storage costs).</text:p>
      <text:h text:style-name="P22" text:outline-level="1">Section 5 Prices, invoicing and payment, retention of goods; exclusion of set-off and retention rights</text:h>
      <text:p text:style-name="P20">5.1 Unless otherwise agreed upon, our net prices applicable at the time of conclusion of the contract shall apply plus statutory value-added tax. Insurance, transport and packaging costs or other costs as well as customs duties and other public charges shall be borne by the customer unless explicitly stated otherwise.</text:p>
      <text:p text:style-name="P20">5.2 Insofar as the agreed prices are our list prices and our delivery is to take place more than six (6) weeks after conclusion of the contract, we shall be entitled to charge the current list price at the time of delivery. Any agreed percentage or amount discounts will be deducted unchanged from this price.</text:p>
      <text:p text:style-name="P20">5.3 Our invoices must be paid in full within 30 calendar days of the invoice date stated in the invoice, unless expressly agreed otherwise. The customer agrees to a wholly electronic invoicing. The amount must be transferred in full to our account, unless expressly agreed otherwise. The date of receipt of payment to the account shall determine compliance with the deadline.</text:p>
      <text:p text:style-name="P20">5.4 If a cash discount deduction has been agreed, this can only be claimed if all other claims from deliveries of goods to the customer have been settled by the time of receipt of payment at the latest. If this is not the case, the retained cash discount deduction must be paid immediately.</text:p>
      <text:p text:style-name="P20">5.5 Upon expiry of the payment period, the customer shall automatically be in default without additional request. The purchase price shall bear interest during the period of default at the applicable statutory default interest rate of 5% p.a.. Further damages caused by default shall also be charged to the customer. Our claim against merchants for commercial interest on arrears remains unaffected.</text:p>
      <text:p text:style-name="P20">5.6 The customer can only assert his right of retention if a counterclaim is undisputed, ready for decision or legally established. Section 9.8 remains unaffected by this.</text:p>
      <text:p text:style-name="P20">5.7 We are entitled to refuse our services within a contractual relationship if it becomes apparent after conclusion of the contract that our payment claim from the contractual relationship is at risk due to the customer's lack of ability to pay. Our right to refuse performance shall cease to apply if payment is effected or security is provided for it. We are entitled to set a reasonable deadline for the customer for this. Within this period, the customer may pay for the service rendered by us or provide security for it. If this period expires fruitlessly, we have the right to withdraw from the contract. The statutory provisions on the dispensability of setting a deadline shall remain unaffected. In the case of contracts for the manufacture of irreplaceable items (e.g. custom-made items), we may immediately withdraw from the contract.</text:p>
      <text:h text:style-name="P22" text:outline-level="1"><text:soft-page-break/>Section 6 Delivery Deadlines; Reservations for Force Majeure, Self-supply; Partial Deliveries</text:h>
      <text:p text:style-name="P20">6.1 Delivery periods/dates are in principle non-binding and delays in delivery do not justify in any case claims for damages or the possibility of withdrawal from the contract by the customer. If a (partial) delivery impossibility occurs, the customer will be informed immediately by e-mail. If the customer has already paid, only the amount paid by him will be refunded without interest. If the payment has not yet been made, the customer will be released from the obligation to pay. Further claims of the customer due to the delay or failure of delivery are excluded. The Company exclusively supplies the geographical area of Switzerland,Liechtenstein and European Union.</text:p>
      <text:p text:style-name="P20">6.2 A delivery period shall commence on the date of our order confirmation. Delivery times/dates shall be deemed to have been met if the goods have been delivered to the customer by the time they expire.</text:p>
      <text:p text:style-name="P20">6.3 If we can foresee that delivery times/dates cannot be met, we will inform the customer immediately and inform him of the expected new delivery date.</text:p>
      <text:p text:style-name="P20">6.4 We shall not be liable for the impossibility or delay of our services insofar as these circumstances are attributable to force majeure or other events not foreseeable at the time of conclusion of the contract and we are responsible for them (e.g. operational disruptions of all kinds, fire, natural disasters, weather, flooding, war, insurrection, terrorism, delays in transport, strikes, lawful lockouts, shortage of labour, energy or raw materials, delays in the granting of any necessary official permits, official/statutory acts).This also includes the non-delivery, incorrect or untimely delivery in terms of quantity or quality by our vendors if we are not responsible for this and had concluded a congruent covering transaction with the vendor at the time the contract was concluded with the customer. This shall also apply if we conclude the covering transaction immediately after the transaction with the customer.</text:p>
      <text:p text:style-name="P20">6.5 In the event of events within the meaning of Section 6.4, the delivery periods shall be automatically extended by the time of the event plus a reasonable start-up time. We are entitled to withdraw from the contract if the goods cannot be delivered on the expected new delivery date (Section 6.3). The customer is entitled to withdraw from the contract if the new delivery date is more than one month after the original delivery date. Claims for damages are excluded in each case.</text:p>
      <text:p text:style-name="P20">6.6 Delivery deadlines shall automatically be extended to a reasonable extent if the customer fails to comply with his contractual obligations or duties.</text:p>
      <text:p text:style-name="P20">6.7 We are entitled to making partial deliveries if</text:p>
      <text:p text:style-name="P20">(a) a partial delivery can be used by the customer within the scope of the contractual purpose,</text:p>
      <text:p text:style-name="P20">(b) the provision of the remaining services is ensured,</text:p>
      <text:p text:style-name="P20">(c) the customer does not incur any significant additional expense as a result of the partial performance.</text:p>
      <text:p text:style-name="P20">6.8 Our statutory rights, in particular the exclusion of our obligation to perform (e.g. due to the impossibility or unreasonability of performance and/or subsequent performance) and due to default of acceptance or payment by the customer, shall remain unaffected.</text:p>
      <text:p text:style-name="P20"><text:soft-page-break/>6.9 If we are in default with a service or if it becomes impossible for us, our liability shall be limited as specified in Section 10.</text:p>
      <text:h text:style-name="P22" text:outline-level="1">Section 7 Acceptance of ordered goods by the customer (presence of a receiving person or existence of an unloading area/depot)</text:h>
      <text:p text:style-name="P20">If, upon delivery of the ordered goods to the customer, the customer and/or no representative of the customer is present to receive the goods, and if there is no identifiable, accessible, secure and lockable unloading area/depot at the delivery address, the driver's (carrier's) confirmation shall suffice as proof that the goods have been delivered in proper condition.</text:p>
      <text:h text:style-name="P22" text:outline-level="1">Section 8 Retention of title</text:h>
      <text:p text:style-name="P20">8.1 The product shall remain the property of the Company until payment has been made in full. Insofar as the validity of this retention of title depends on special prerequisites or formal requirements (for example, an entry in a register), the customer hereby expressly consents to an application for registration by the Company. Furthermore, the customer undertakes to fulfil the further prerequisites and formal requirements for the validity of the retention of title.</text:p>
      <text:p text:style-name="P20">8.2 The goods delivered by us to the customer shall remain our property until all secured claims have been paid in full. These goods and the items which take their place in accordance with the following provisions and which are also subject to retention of title shall hereinafter be referred to as "reserved goods".</text:p>
      <text:p text:style-name="P20">8.3 The customer shall store the reserved goods for us free of charge. He must treat them with care and adequately insure them at his own expense against loss and damage and at replacement value. If maintenance, servicing or inspection work becomes necessary (this does not include subsequent actions to be performed by us by contract), the customer must carry it out in good time at his own expense.</text:p>
      <text:p text:style-name="P20">8.4 The customer is not entitled to pledge the reserved goods or to assign them as security. In the event of seizure of the reserved goods by third parties or other access by third parties, the customer must clearly indicate our ownership and inform us immediately in writing so that we can pursue our ownership rights. Insofar as the third party is unable to reimburse the court or out-of-court costs incurred by us in this connection, the customer shall be liable to us for such costs.</text:p>
      <text:p text:style-name="P20">8.5 The customer shall not be entitled to use, process, transform, combine, mix and/or sell the reserved goods.</text:p>
      <text:p text:style-name="P20">8.6 If the customer acts contrary to the terms of the contract - in particular because of default in payment - we may withdraw from the contract in accordance with the statutory provisions (event of recovery). In this case we are entitled to demand the reserved goods from the customer. Such a demand shall also act as a declaration of withdrawal from the contract. The customer shall bear the transport costs incurred for taking back the goods. Any seizure of the reserved goods shall also be considered a declaration of withdrawal.</text:p>
      <text:h text:style-name="P22" text:outline-level="1"><text:soft-page-break/>Section 9 Liability for defects</text:h>
      <text:p text:style-name="P20">9.1 The statutory provisions shall apply to the customer's rights in the event of material defects and defects of title (including incorrect and short deliveries, faulty assembly or instructions), unless otherwise provided or supplemented in these GTC.</text:p>
      <text:p text:style-name="P20">9.2 Except in cases of Section 10.1 lit. a to f, we do not assume any liability for material defects in the event of any agreed delivery of used products. Furthermore, liability is voided if the customer has modified the goods or had them modified without our consent and any subsequent rectification is thereby rendered impossible or unreasonably difficult. In any case, the customer has to bear any additional cost of the rework that results from the change. The liability of the Company for minor negligence is excluded. The liability for auxiliary persons is completely excluded. In particular, the Company shall not be liable for any damage resulting from, among other things: (i) improper, non-contractual or illegal adjustment, use or storage of the products, (ii) use of incompatible accessories or spare parts, (iii) improper modification or repair of the products, failure of the customer to maintain the products, (iv) force majeure, in particular damage caused by the elements, falling, moisture, impact, etc., for which the Company is not responsible, as well as official orders.</text:p>
      <text:p text:style-name="P20">9.3 Unless expressly agreed otherwise, (a) our products and services shall comply exclusively with the statutory requirements applicable in Switzerland. Only the customer (b) is responsible for the integration of the products into his existing technical, structural and organisational conditions (system integration responsibility of the customer).</text:p>
      <text:p text:style-name="P20">9.4 If the goods have been delivered to the customer or to the person designated by him, he shall be obliged to inspect the goods immediately and to report any defects immediately in writing. The respective provisions of the Swiss Code of Obligations and the provisions in this Section shall apply accordingly. To count as immediate, the notice of defects has to be submitted at the latest within five (5) working days after delivery of the goods to the customer or - if the defect was not recognizable during the inspection) - at the latest within five (5) working days after discovery of the defect. If the customer was able during normal use of the goods to recognize this latter defect (hidden defect) at an earlier time than the time of discovery, this earlier time shall be mark the beginning of the notification period. If the customer does not notify the Company within the aforementioned periods about any recognized defects, the products shall be deemed to have been approved and any warrantee obligation and other liability for the defect in question shall be void.</text:p>
      <text:p text:style-name="P20">At our request, the goods complained of shall first be returned immediately at the customer's expense. If the complaint is justified, we shall reimburse the customer for the costs of the cheapest shipping route. This shall not apply if the costs increase because the goods are located at a place other than the place of intended use. Section 9.5 remains unaffected.</text:p>
      <text:p text:style-name="P20">9.5 The customer must give us the necessary time and opportunity to examine complaints and other objections as well as to subsequent improvement owed. To this end, he shall make the goods concerned available to us for the purposes stated or - in the case of their fixed installation or immovability - provide access to them. Section 9.4 remains unaffected.</text:p>
      <text:p text:style-name="P20">9.6 If a defect actually exists, we shall bear the expenses such as transport, travel, labour and material costs which are necessary for the inspection or subsequent improvement. Subsequent improvement does not include the removal of the defective item or the reinstallation of the defect-<text:soft-page-break/>free item if we were not originally obliged to install it. If it turns out that a customer's claim of defects is unjustified, we are entitled to reimbursement for the resulting cost.</text:p>
      <text:p text:style-name="P20">9.7 If the delivered item is defective, we shall be entitled and obliged, at our discretion within a reasonable period of time, to remedy the defect - either by remedying the defect (rectification of defects) or by delivering a defect-free item (replacement delivery). In the event of a replacement delivery, the customer must return the item to be replaced to us in accordance with the statutory provisions.</text:p>
      <text:p text:style-name="P20">9.8 We are entitled to make the subsequent improvement owed by us conditional on whether the customer pays the purchase price due or, if applicable, the instalment currently due.</text:p>
      <text:p text:style-name="P20">9.9 If subsequent improvement is impossible or has failed, or if a reasonable period to be set by the customer for subsequent improvement has expired unsuccessfully or is dispensable according to the statutory provisions, the customer may withdraw from the purchase contract or reduce the purchase price. In the case of an insignificant defect, however, there is no right of withdrawal.</text:p>
      <text:p text:style-name="P20">9.10 If there is a breach of duty on our part for which we are responsible and which is not due to a defect in the goods, the customer may only withdraw from or terminate the contract; otherwise the statutory provisions shall apply.</text:p>
      <text:p text:style-name="P20">9.11 Claims for damages shall only be granted in accordance with the following Section 10.</text:p>
      <text:h text:style-name="P22" text:outline-level="1">Section 10 Liability for damages</text:h>
      <text:p text:style-name="P20">10.1 Our liability for damages - for whatever legal reason - is excluded, in particular for damages instead of or in addition to performance, due to culpa in contrahendo, impossibility, delay, defects, tort and for other direct or indirect damages. This shall not apply to the following cases:</text:p>
      <text:p text:style-name="P20">a) we have fraudulently concealed a defect;</text:p>
      <text:p text:style-name="P20">b) we have assumed a guarantee for the quality of the goods or a procurement risk;</text:p>
      <text:p text:style-name="P20">c) damage due to injury to life, body or health is caused which is based on an intentional or negligent breach of duty by us or by one of our legal representatives or vicarious agents;</text:p>
      <text:p text:style-name="P20">d) any other damage occurs as a result of an intentional or grossly negligent breach of duty by us or one of our legal representatives or vicarious agents;</text:p>
      <text:p text:style-name="P20">e) damage results from the negligent breach of essential contractual obligations which does not already fall under lit. a) to lit. d) or lit. f). The essential contractual obligations include the obligations that must be fulfilled in order for the contract to be properly performed. The customer may regularly rely on compliance with the essential contractual obligations. In this case, however, our liability shall be limited to the amount of damage typical for the contract and foreseeable at the time of conclusion of the contract;</text:p>
      <text:p text:style-name="P20">f) claims under the Swiss Product Liability Act.</text:p>
      <text:p text:style-name="P20">10.2 Insofar as our liability is excluded or limited in accordance with the above provisions, this shall also apply to the personal liability of our executive bodies, legal representatives, employees, staff and vicarious agents.</text:p>
      <text:h text:style-name="P22" text:outline-level="1"><text:soft-page-break/>Section 11 Statute of limitations</text:h>
      <text:p text:style-name="P20">11.1 The limitation period for (also non-contractual) claims based on material defects and defects of title shall be two (2) years from delivery.</text:p>
      <text:h text:style-name="P22" text:outline-level="1">Section 12 Right of Revocation, Returns</text:h>
      <text:p text:style-name="P20">The customer has the right, without giving any reason, to cancel the contract within fourteen (14) days from the day on which the customer has taken possession of the ordered goods.</text:p>
      <text:p text:style-name="P18"><text:span text:style-name="T18">The right of withdrawal must be exercised by means of an explicit and clear declaration sent by e-mail </text:span><text:a xlink:type="simple" xlink:href="mailto:(contact@yourspareparts.com)" text:style-name="Internet_20_link" text:visited-style-name="Visited_20_Internet_20_Link"><text:span text:style-name="T17">(contact@yourspareparts.com)</text:span></text:a><text:span text:style-name="T18"> or by post to the Company's address.</text:span></text:p>
      <text:p text:style-name="P20">To comply with the cancellation period, it is sufficient if the withdrawal notification is sent before the expiry of the cancellation period.</text:p>
      <text:p text:style-name="P20">In case of withdrawal of the contract, the customer is obliged to return the ordered products to the Company within the revocation period (i.e. within fourteen (14) days from the day the customer took possession of the ordered goods). The return can be made by means of a postal return. In case of postal return, the customer must log in to his customer profile and request the return. The Company will then send the customer a return label by e-mail, which the customer must use for the return. To comply with the return period the time of dispatch of the goods is decisive.</text:p>
      <text:p text:style-name="P20">The products shall be returned new and unused. Products must be returned in the original packaging with all protective materials, tags and labels attached to the products, and with any additional accessories or replacement materials provided.</text:p>
      <text:p text:style-name="P20">Excluded from the right of withdrawal/return are products that have been individually manufactured or customized for customers.</text:p>
      <text:p text:style-name="P20">If the products are not returned in accordance with these specifications, the Company shall be entitled to offset the corresponding material value of the non-returned products against the refund to be paid to the customer. An offset may also be made if the products are damaged during return transport due to the fault of the customer. The customer is liable for the returned products for the full value of the goods, transport insurance is therefore recommended and the customer is responsible for this. The customer is also responsible for loss, damage, shipment to an incorrect address or for delays in delivery during the return shipment.</text:p>
      <text:p text:style-name="P20">The purchase price will be refunded to the customer after the product has been received by the Company and has undergone quality control. The Company will decide, at its own discretion, whether the product is in proper condition or whether a loss in value has occurred and should be deducted from the refund accordingly. The refund will be made through the same payment method that the customer used when placing the order, unless otherwise expressly agreed with the customer. The refund is the only service provided by the Company upon return.</text:p>
      <text:h text:style-name="P22" text:outline-level="1"><text:soft-page-break/>Section 13 Special right of withdrawal in the event of suspension of payments etc.</text:h>
      <text:p text:style-name="P20">In the following cases we have a special right to withdraw from the contract with immediate effect: (a) The customer ceases payments to his creditors; (b) he himself applies for the opening of insolvency proceedings over his assets; (c) we or another creditor permissibly apply for such proceedings; (d) provisional insolvency proceedings are opened; (e) insolvency proceedings are finally opened; or (f) the application is rejected for lack of assets.</text:p>
      <text:h text:style-name="P22" text:outline-level="1">Section 14 Obligation to provide information in the case of product safety measures</text:h>
      <text:p text:style-name="P20">If product safety measures take place at or against the customer in connection with our products (e.g. official market surveillance measures such as the ordering of a withdrawal or a recall) or if the customer intends to take his own such measures, he shall inform us immediately in writing.</text:p>
      <text:h text:style-name="P22" text:outline-level="1">Section 15 Data Protection</text:h>
      <text:p text:style-name="P20">The Company undertakes to treat the personal data of the customers confidentially. The collection, processing and use of personal data is carried out in accordance with the applicable data protection laws. Further information on data protection can be found in the separate data protection policy available https://yourspareparts.com/privacy-policy-cookie-restriction-mode, which forms an integral part of these GTC.</text:p>
      <text:h text:style-name="P22" text:outline-level="1">Section 16 Applicable law and place of jurisdiction</text:h>
      <text:p text:style-name="P20">16.1 The business relations between us and the customer are subject exclusively to the laws of Switzerland. The UN Convention on Contracts for the International Sale of Goods (CISG) are expressly waived entirely.</text:p>
      <text:p text:style-name="P20">16.2The Company's seat shall be the exclusive (also international) place of jurisdiction for every contractual relationship between us and the customer. This also applies to all legal disputes arising from the contractual relationship. However, we shall also be entitled to sue the customer at his private address or registered office. Mandatory statutory provisions on exclusive places of jurisdiction shall remain unaffected.</text:p>
      <text:h text:style-name="P22" text:outline-level="1">Section 17 Severability clause</text:h>
      <text:p text:style-name="P20">Should individual provisions of these GTC be invalid or incomplete, or should fulfilment become impossible, this shall not affect the validity of the remaining provisions. The parties undertake to replace the invalid provision by a permissible valid provision which, according to its content, comes as close as possible to the original intention and the economic purpose pursued with it. The same shall apply if there is a legal loophole.</text:p>
      <text:p text:style-name="P20"><text:soft-page-break/>In case these GTC are translated into and made available to customers in other languages, the English version shall prevail in case of any discrepancies.</text:p>
      <text:p text:style-name="P20">Herrliberg, 31 March 2022</text:p>
      <text:p text:style-name="P9"/>
      <text:p text:style-name="P9"/>
      <text:p text:style-name="P9"/>
      <text:p text:style-name="P2"><text:span text:style-name="Strong_20_Emphasis"><text:span text:style-name="T4">Provider Information/Impressum</text:span></text:span></text:p>
      <text:p text:style-name="P25"><text:bookmark text:name="contentarea2"/>YourSpareParts.com - van Rosmalen (CHE-309.174.317)</text:p>
      <text:p text:style-name="P20">Geissbüelstrasse 14</text:p>
      <text:p text:style-name="P20">8704 Herrliberg</text:p>
      <text:p text:style-name="P20">Switzerland</text:p>
      <text:p text:style-name="P18"><text:span text:style-name="T18">Email: </text:span><text:a xlink:type="simple" xlink:href="mailto:info@yourspareparts.com" text:style-name="Internet_20_link" text:visited-style-name="Visited_20_Internet_20_Link"><text:span text:style-name="T17">info@yourspareparts.com</text:span></text:a></text:p>
      <text:p text:style-name="P20">Phone: +41 79 922 0911</text:p>
      <text:p text:style-name="P9"/>
      <text:p text:style-name="P9"/>
      <text:p text:style-name="P9"/>
      <text:p text:style-name="P2"><text:span text:style-name="Strong_20_Emphasis"><text:span text:style-name="T9">FAQ</text:span></text:span></text:p>
      <text:p text:style-name="P26"><text:bookmark text:name="contentarea3"/>Our frequently answered questions:</text:p>
      <text:p text:style-name="P18"><text:span text:style-name="T20">If your question is not answered in our FAQ, please send your question to: </text:span><text:a xlink:type="simple" xlink:href="mailto:contact@yourspareparts.com" text:style-name="Internet_20_link" text:visited-style-name="Visited_20_Internet_20_Link"><text:span text:style-name="T19">contact@yourspareparts.com</text:span></text:a></text:p>
      <text:p text:style-name="P9"/>
      <text:p text:style-name="P9"/>
      <text:p text:style-name="P9"/>
      <text:p text:style-name="P9"/>
      <text:p text:style-name="P9"/>
      <text:p text:style-name="P9"/>
      <text:p text:style-name="P2"><text:span text:style-name="Strong_20_Emphasis"><text:span text:style-name="T9">Return Policy</text:span></text:span></text:p>
      <text:p text:style-name="P27"><text:bookmark text:name="contentarea4"/>The return can be made by means of a postal return. In case of postal return, the customer must log in to his customer profile and request the return. The Company will then send the customer a return label by e-mail, which the customer must use for the return.</text:p>
      <text:p text:style-name="P21"><text:soft-page-break/><text:span text:style-name="T22">For any other questions, just email us at </text:span><text:a xlink:type="simple" xlink:href="mailto:return@yourspareparts.com" text:style-name="Internet_20_link" text:visited-style-name="Visited_20_Internet_20_Link"><text:span text:style-name="T21">return@yourspareparts.com</text:span></text:a></text:p>
      <text:p text:style-name="P10"><text:span text:style-name="T22">For further details on returns, please check our </text:span><text:a xlink:type="simple" xlink:href="https://yourspareparts.com/terms-and-conditions" text:style-name="Internet_20_link" text:visited-style-name="Visited_20_Internet_20_Link"><text:span text:style-name="T21">Terms &amp; Conditions.</text:span></text:a></text:p>
      <text:p text:style-name="P9"/>
      <text:p text:style-name="P2"><text:span text:style-name="Strong_20_Emphasis"><text:span text:style-name="T4">Vendor Contact</text:span></text:span></text:p>
      <text:p text:style-name="P24"><text:bookmark text:name="contentarea5"/><text:span text:style-name="T22">If you are interested to become a Vendor, </text:span><text:a xlink:type="simple" xlink:href="https://yourspareparts.com/csmarketplace/?step=create/" text:style-name="Internet_20_link" text:visited-style-name="Visited_20_Internet_20_Link"><text:span text:style-name="T23">please register</text:span></text:a><text:span text:style-name="T22"> and we shall contact you</text:span></text:p>
      <text:p text:style-name="P42">Footer text</text:p>
      <text:p text:style-name="P9"/>
      <text:p text:style-name="P8">* OEM Part Number</text:p>
      <text:list xml:id="list3108672402" text:style-name="L5">
        <text:list-item>
          <text:p text:style-name="P40">OEM part numbers are provided for reference purposes only. All manufacturer names, symbols, and descriptions used in our images and texts are used solely for identification purposes. It is neither inferred nor implied that any item sold by YouSpareParts.com is a product authorised by or in any way connected with any manufacturers displayed on this page.</text:p>
          <text:p text:style-name="P43">All prices are in EUR, excl. VAT. Errors reserved. Delivery subject to availability.</text:p>
        </text:list-item>
      </text:list>
      <text:p text:style-name="P9"/>
      <text:p text:style-name="P9"/>
      <text:p text:style-name="P9"/>
      <text:p text:style-name="P33">Blog</text:p>
      <text:p text:style-name="P15"><text:span text:style-name="T11">I was very happy to find my part through YourSpareParts, as the availability of parts of my older machine was limited. YourSpareParts gave me a wider choice and saved me time to search for my purchase, and this even at a competitive price. This is the place to go to for me in future!</text:span><text:line-break/><text:span text:style-name="T11">What is your experience?</text:span></text:p>
      <text:p text:style-name="P16"/>
      <text:p text:style-name="P35"> </text:p>
      <text:list xml:id="list733415374" text:style-name="L6">
        <text:list-item>
          <text:p text:style-name="P41"><text:span text:style-name="Strong_20_Emphasis"><text:span text:style-name="T7">Catalog Advanced Search</text:span></text:span></text:p>
        </text:list-item>
      </text:list>
      <text:p text:style-name="P34"/>
      <text:h text:style-name="P32" text:outline-level="2"><text:soft-page-break/>We have a great choice of parts for your machinery and equipment. We have 2 methods to find your parts:</text:h>
      <text:h text:style-name="P11" text:outline-level="1">Catalog Advanced Search</text:h>
      <text:p text:style-name="P6">If you would like to search for part within our database, please use our Advance Search below:</text:p>
      <text:p text:style-name="P29">Search Settings</text:p>
      <text:p text:style-name="P13">Product Name</text:p>
      <text:p text:style-name="P16"/>
      <text:p text:style-name="P16"/>
      <text:h text:style-name="P32" text:outline-level="2">Do you not know your Part Reference number?</text:h>
      <text:p text:style-name="P4">If you do not know your OEM Reference# *, we have links to third party spare parts manuals providers, where you can find your OEM Reference# *.</text:p>
      <text:p text:style-name="P5"/>
      <text:p text:style-name="P17"/>
      <text:p text:style-name="P17"/>
      <text:p text:style-name="P1"><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1" svg:font-family="'Open Sans', 'Helvetica Neue', Helvetica, Arial, sans-serif"/>
    <style:font-face style:name="Open Sans" svg:font-family="'Open Sans', Oswald-Regular"/>
    <style:font-face style:name="Oswald-Bold" svg:font-family="Oswald-Bold"/>
    <style:font-face style:name="Oswald-Regular" svg:font-family="Oswald-Regular"/>
    <style:font-face style:name="Oswald-SemiBold" svg:font-family="Oswald-SemiBol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01T17:57:48.573324394</meta:creation-date>
    <dc:date>2022-07-04T15:06:11.828740696</dc:date>
    <meta:editing-duration>PT1H23M58S</meta:editing-duration>
    <meta:editing-cycles>15</meta:editing-cycles>
    <meta:generator>LibreOffice/6.0.7.3$Linux_X86_64 LibreOffice_project/00m0$Build-3</meta:generator>
    <meta:document-statistic meta:table-count="1" meta:image-count="0" meta:object-count="0" meta:page-count="20" meta:paragraph-count="257" meta:word-count="7932" meta:character-count="49111" meta:non-whitespace-character-count="41447"/>
  </office:meta>
</office:document-meta>
</file>